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TransactionScope.getConversa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eanupSynchronization.afterCompletion( int statu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eanupSynchronization.CleanupSynchronization( ScopedObjectsHolder scoped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eanupSynchronization.susp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TransactionScope.registerDestructionCallback( String name , Runnable callba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TransactionScope.remov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TransactionScope.get( String name , ObjectFactory &lt; ? &gt; objectFactor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leTransactionScope.resolveContextualObject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eanupSynchronization.resu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